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measure" style:list-style-name="L1">
      <style:graphic-properties svg:stroke-color="#ffcc00" draw:textarea-vertical-align="middle" draw:line-distance="0.796cm"/>
    </style:style>
    <style:style style:name="gr2" style:family="graphic" style:parent-style-name="standard">
      <style:graphic-properties draw:textarea-horizontal-align="justify" draw:textarea-vertical-align="middle" draw:auto-grow-height="false" fo:min-height="1.916cm" fo:min-width="3.966cm"/>
    </style:style>
    <style:style style:name="gr3" style:family="graphic" style:parent-style-name="standard">
      <style:graphic-properties svg:stroke-color="#eeeeee" draw:fill-color="#dddddd" draw:textarea-horizontal-align="justify" draw:textarea-vertical-align="middle" draw:auto-grow-height="false" fo:min-height="0.85cm" fo:min-width="6.6cm"/>
    </style:style>
    <style:style style:name="gr4" style:family="graphic" style:parent-style-name="standard">
      <style:graphic-properties draw:fill-color="#d4e8fd" draw:textarea-horizontal-align="justify" draw:textarea-vertical-align="middle" draw:auto-grow-height="false" fo:min-height="0.85cm" fo:min-width="2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7" style:family="graphic" style:parent-style-name="standard">
      <style:graphic-properties svg:stroke-color="#996600" draw:fill-color="#cc9900" draw:textarea-horizontal-align="justify" draw:textarea-vertical-align="middle" draw:auto-grow-height="false" fo:min-height="0.85cm" fo:min-width="7.1cm"/>
    </style:style>
    <style:style style:name="gr8" style:family="graphic" style:parent-style-name="standard">
      <style:graphic-properties draw:fill-color="#d4e8fd" draw:textarea-horizontal-align="justify" draw:textarea-vertical-align="middle" draw:auto-grow-height="false" fo:min-height="0.85cm" fo:min-width="2.9cm"/>
    </style:style>
    <style:style style:name="gr9" style:family="graphic" style:parent-style-name="standard">
      <style:graphic-properties draw:fill-color="#d4e8fd" draw:textarea-horizontal-align="justify" draw:textarea-vertical-align="middle" draw:auto-grow-height="false" fo:min-height="0.85cm" fo:min-width="5cm"/>
    </style:style>
    <style:style style:name="gr10" style:family="graphic" style:parent-style-name="standard">
      <style:graphic-properties draw:fill-color="#d4e8fd" draw:textarea-horizontal-align="justify" draw:textarea-vertical-align="middle" draw:auto-grow-height="false" fo:min-height="0.85cm" fo:min-width="5.5cm"/>
    </style:style>
    <style:style style:name="gr11" style:family="graphic" style:parent-style-name="standard">
      <style:graphic-properties draw:fill-color="#d4e8fd" draw:textarea-horizontal-align="justify" draw:textarea-vertical-align="middle" draw:auto-grow-height="false" fo:min-height="0.85cm" fo:min-width="2.1cm"/>
    </style:style>
    <style:style style:name="gr12" style:family="graphic" style:parent-style-name="standard">
      <style:graphic-properties draw:fill-color="#d4e8fd" draw:textarea-horizontal-align="justify" draw:textarea-vertical-align="middle" draw:auto-grow-height="false" fo:min-height="0.85cm" fo:min-width="4.4cm"/>
    </style:style>
    <style:style style:name="gr13" style:family="graphic" style:parent-style-name="standard">
      <style:graphic-properties draw:fill-color="#d4e8fd" draw:textarea-horizontal-align="justify" draw:textarea-vertical-align="middle" draw:auto-grow-height="false" fo:min-height="0.85cm" fo:min-width="4.8cm"/>
    </style:style>
    <style:style style:name="gr14" style:family="graphic" style:parent-style-name="standard">
      <style:graphic-properties draw:fill-color="#d4e8fd" draw:textarea-horizontal-align="justify" draw:textarea-vertical-align="middle" draw:auto-grow-height="false" fo:min-height="0.85cm" fo:min-width="2.7cm"/>
    </style:style>
    <style:style style:name="gr15" style:family="graphic" style:parent-style-name="standard">
      <style:graphic-properties draw:fill-color="#d4e8fd" draw:textarea-horizontal-align="justify" draw:textarea-vertical-align="middle" draw:auto-grow-height="false" fo:min-height="0.85cm" fo:min-width="6.9cm"/>
    </style:style>
    <style:style style:name="gr16" style:family="graphic" style:parent-style-name="standard">
      <style:graphic-properties svg:stroke-color="#996600" draw:fill-color="#cc9900" draw:textarea-horizontal-align="justify" draw:textarea-vertical-align="middle" draw:auto-grow-height="false" fo:min-height="0.85cm" fo:min-width="4.3cm"/>
    </style:style>
    <style:style style:name="gr17" style:family="graphic" style:parent-style-name="measure" style:list-style-name="L1">
      <style:graphic-properties svg:stroke-color="#ff3333" draw:textarea-vertical-align="middle" draw:line-distance="0.796cm"/>
    </style:style>
    <style:style style:name="gr18" style:family="graphic" style:parent-style-name="standard">
      <style:graphic-properties draw:fill-color="#d4e8fd" draw:textarea-horizontal-align="justify" draw:textarea-vertical-align="middle" draw:auto-grow-height="false" fo:min-height="0.85cm" fo:min-width="3.2cm"/>
    </style:style>
    <style:style style:name="gr19" style:family="graphic" style:parent-style-name="standard">
      <style:graphic-properties draw:fill-color="#d4e8fd" draw:textarea-horizontal-align="justify" draw:textarea-vertical-align="middle" draw:auto-grow-height="false" fo:min-height="0.85cm" fo:min-width="3.6cm"/>
    </style:style>
    <style:style style:name="gr20" style:family="graphic" style:parent-style-name="standard">
      <style:graphic-properties draw:fill-color="#d4e8fd" draw:textarea-horizontal-align="justify" draw:textarea-vertical-align="middle" draw:auto-grow-height="false" fo:min-height="0.85cm" fo:min-width="2cm"/>
    </style:style>
    <style:style style:name="gr21" style:family="graphic" style:parent-style-name="standard">
      <style:graphic-properties draw:fill-color="#d4e8fd" draw:textarea-horizontal-align="justify" draw:textarea-vertical-align="middle" draw:auto-grow-height="false" fo:min-height="0.85cm" fo:min-width="2.6cm"/>
    </style:style>
    <style:style style:name="gr22" style:family="graphic" style:parent-style-name="standard">
      <style:graphic-properties svg:stroke-color="#ffffff" draw:fill-color="#dddddd" draw:textarea-horizontal-align="justify" draw:textarea-vertical-align="middle" draw:auto-grow-height="false" fo:min-height="1.55cm" fo:min-width="6.3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22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4e8f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9900"/>
      <style:paragraph-properties fo:text-align="center"/>
      <style:text-properties fo:color="#ffffff" fo:font-weight="normal"/>
    </style:style>
    <style:style style:name="P8" style:family="paragraph">
      <loext:graphic-properties draw:fill-color="#cc9900"/>
      <style:paragraph-properties fo:text-align="center"/>
      <style:text-properties fo: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fo:font-size="22pt" fo:font-weight="bold" style:font-size-asian="18pt" style:font-weight-asian="bold" style:font-size-complex="18pt" style:font-weight-complex="bold"/>
    </style:style>
    <style:style style:name="T3" style:family="text">
      <style:text-properties fo:color="#ffffff" fo:font-weight="normal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measure draw:style-name="gr1" draw:text-style-name="P1" draw:layer="measurelines" svg:x1="27.4cm" svg:y1="15.6cm" svg:x2="1cm" svg:y2="15.6cm">
          <text:p text:style-name="P1"><text:span text:style-name="T1">Prise en compte des fichiers uniquement en Little endian</text:span></text:p>
        </draw:measure>
        <draw:custom-shape draw:style-name="gr2" draw:text-style-name="P3" xml:id="id5" draw:id="id5" draw:layer="layout" svg:width="4.7cm" svg:height="2.4cm" svg:x="11.3cm" svg:y="9.3cm">
          <text:p text:style-name="P2"><text:span text:style-name="T2">Éta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7.1cm" svg:height="1.1cm" svg:x="1.8cm" svg:y="9.8cm">
          <text:p text:style-name="P2">Recherche documentaire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3cm" svg:height="1.1cm" svg:x="17.6cm" svg:y="9.8cm">
          <text:p text:style-name="P2">Étape 1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cm" svg:height="1.1cm" svg:x="22.1cm" svg:y="7.9cm">
          <text:p text:style-name="P2">Étape 2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cm" svg:height="1.1cm" svg:x="22.1cm" svg:y="11cm">
          <text:p text:style-name="P2">Étape 3, 4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0.6cm" svg:y1="10.35cm" svg:x2="22.1cm" svg:y2="8.45cm" draw:start-shape="id1" draw:start-glue-point="1" draw:end-shape="id2" draw:end-glue-point="3" svg:d="M20600 10350c1125 0 375-1900 1500-1900" svg:viewBox="0 0 1501 1901">
          <text:p/>
        </draw:connector>
        <draw:connector draw:style-name="gr5" draw:text-style-name="P6" draw:layer="layout" draw:type="curve" svg:x1="20.6cm" svg:y1="10.35cm" svg:x2="22.1cm" svg:y2="11.55cm" draw:start-shape="id1" draw:start-glue-point="1" draw:end-shape="id3" svg:d="M20600 10350c1125 0 375 1200 1500 1200" svg:viewBox="0 0 1501 1201">
          <text:p/>
        </draw:connector>
        <draw:connector draw:style-name="gr5" draw:text-style-name="P6" draw:layer="layout" draw:type="curve" svg:x1="8.9cm" svg:y1="10.35cm" svg:x2="11.3cm" svg:y2="10.5cm" draw:start-shape="id4" draw:start-glue-point="1" draw:end-shape="id5" draw:end-glue-point="3" svg:d="M8900 10350c1800 0 600 150 2400 150" svg:viewBox="0 0 2401 151">
          <text:p/>
        </draw:connector>
        <draw:connector draw:style-name="gr5" draw:text-style-name="P6" draw:layer="layout" draw:type="curve" svg:x1="16cm" svg:y1="10.5cm" svg:x2="17.6cm" svg:y2="10.35cm" draw:start-shape="id5" draw:start-glue-point="1" draw:end-shape="id1" svg:d="M16000 10500c1201 0 402-150 1600-150" svg:viewBox="0 0 1601 151">
          <text:p/>
        </draw:connector>
        <draw:custom-shape draw:style-name="gr4" draw:text-style-name="P5" xml:id="id6" draw:id="id6" draw:layer="layout" svg:width="3cm" svg:height="1.1cm" svg:x="27cm" svg:y="9.4cm">
          <text:p text:style-name="P2">Étape 5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5.1cm" svg:y1="8.45cm" svg:x2="27cm" svg:y2="9.95cm" draw:start-shape="id2" draw:start-glue-point="1" draw:end-shape="id6" svg:d="M25100 8450c1425 0 475 1500 1900 1500" svg:viewBox="0 0 1901 1501">
          <text:p/>
        </draw:connector>
        <draw:connector draw:style-name="gr5" draw:text-style-name="P6" draw:layer="layout" draw:type="curve" svg:x1="25.1cm" svg:y1="11.55cm" svg:x2="27cm" svg:y2="9.95cm" draw:start-shape="id3" draw:start-glue-point="1" draw:end-shape="id6" draw:end-glue-point="3" svg:d="M25100 11550c1425 0 475-1600 1900-1600" svg:viewBox="0 0 1901 1601">
          <text:p/>
        </draw:connector>
        <draw:connector draw:style-name="gr6" draw:text-style-name="P6" draw:layer="layout" draw:type="curve" svg:x1="13.65cm" svg:y1="11.7cm" svg:x2="19.6cm" svg:y2="14.35cm" draw:start-shape="id5" draw:start-glue-point="2" draw:end-shape="id7" draw:end-glue-point="3" svg:d="M13650 11700c0 1767 1983 2650 5950 2650" svg:viewBox="0 0 5951 2651">
          <text:p/>
        </draw:connector>
        <draw:custom-shape draw:style-name="gr7" draw:text-style-name="P7" xml:id="id7" draw:id="id7" draw:layer="layout" svg:width="7.6cm" svg:height="1.1cm" svg:x="19.6cm" svg:y="13.8cm">
          <text:p text:style-name="P2"><text:span text:style-name="T3">Réorganisation des fichier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3.4cm" svg:height="1.1cm" svg:x="31.5cm" svg:y="7.7cm">
          <text:p text:style-name="P2">Fin Étape 5</text:p>
          <draw:enhanced-geometry svg:viewBox="0 0 21600 21600" draw:type="rectangle" draw:enhanced-path="M 0 0 L 21600 0 21600 21600 0 21600 0 0 Z N"/>
        </draw:custom-shape>
        <draw:custom-shape draw:style-name="gr9" draw:text-style-name="P5" xml:id="id9" draw:id="id9" draw:layer="layout" svg:width="5.5cm" svg:height="1.1cm" svg:x="31.1cm" svg:y="11.1cm">
          <text:p text:style-name="P2">Support Big endian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30cm" svg:y1="9.95cm" svg:x2="31.5cm" svg:y2="8.25cm" draw:start-shape="id6" draw:start-glue-point="1" draw:end-shape="id8" draw:end-glue-point="3" svg:d="M30000 9950c1125 0 375-1700 1500-1700" svg:viewBox="0 0 1501 1701">
          <text:p/>
        </draw:connector>
        <draw:connector draw:style-name="gr5" draw:text-style-name="P6" draw:layer="layout" draw:type="curve" svg:x1="30cm" svg:y1="9.95cm" svg:x2="31.1cm" svg:y2="11.65cm" draw:start-shape="id6" draw:start-glue-point="1" draw:end-shape="id9" svg:d="M30000 9950c825 0 275 1700 1100 1700" svg:viewBox="0 0 1101 1701">
          <text:p/>
        </draw:connector>
        <draw:custom-shape draw:style-name="gr10" draw:text-style-name="P5" xml:id="id10" draw:id="id10" draw:layer="layout" svg:width="6cm" svg:height="1.1cm" svg:x="38cm" svg:y="7.6cm">
          <text:p text:style-name="P2">Préparation phase 2</text:p>
          <draw:enhanced-geometry svg:viewBox="0 0 21600 21600" draw:type="rectangle" draw:enhanced-path="M 0 0 L 21600 0 21600 21600 0 21600 0 0 Z N"/>
        </draw:custom-shape>
        <draw:custom-shape draw:style-name="gr10" draw:text-style-name="P5" xml:id="id11" draw:id="id11" draw:layer="layout" svg:width="6cm" svg:height="1.1cm" svg:x="38cm" svg:y="11.1cm">
          <text:p text:style-name="P2">Support des options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34.9cm" svg:y1="8.25cm" svg:x2="38cm" svg:y2="8.15cm" draw:start-shape="id8" draw:start-glue-point="1" draw:end-shape="id10" draw:end-glue-point="3" svg:d="M34900 8250c2325 0 775-100 3100-100" svg:viewBox="0 0 3101 101">
          <text:p/>
        </draw:connector>
        <draw:connector draw:style-name="gr5" draw:text-style-name="P6" draw:layer="layout" draw:type="curve" svg:x1="36.6cm" svg:y1="11.65cm" svg:x2="38cm" svg:y2="11.65cm" draw:start-shape="id9" draw:start-glue-point="1" draw:end-shape="id11" draw:end-glue-point="3" svg:d="M36600 11650h1400" svg:viewBox="0 0 1401 1">
          <text:p/>
        </draw:connector>
        <draw:custom-shape draw:style-name="gr11" draw:text-style-name="P5" xml:id="id12" draw:id="id12" draw:layer="layout" svg:width="2.6cm" svg:height="1.1cm" svg:x="46.1cm" svg:y="7.6cm">
          <text:p text:style-name="P2">Étape 6</text:p>
          <draw:enhanced-geometry svg:viewBox="0 0 21600 21600" draw:type="rectangle" draw:enhanced-path="M 0 0 L 21600 0 21600 21600 0 21600 0 0 Z N"/>
        </draw:custom-shape>
        <draw:custom-shape draw:style-name="gr12" draw:text-style-name="P5" xml:id="id13" draw:id="id13" draw:layer="layout" svg:width="4.9cm" svg:height="1.1cm" svg:x="46.2cm" svg:y="11cm">
          <text:p text:style-name="P2">Doxygen / Tests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44cm" svg:y1="8.15cm" svg:x2="46.1cm" svg:y2="8.15cm" draw:start-shape="id10" draw:start-glue-point="1" draw:end-shape="id12" svg:d="M44000 8150h2100" svg:viewBox="0 0 2101 1">
          <text:p/>
        </draw:connector>
        <draw:connector draw:style-name="gr5" draw:text-style-name="P6" draw:layer="layout" draw:type="curve" svg:x1="44cm" svg:y1="11.65cm" svg:x2="46.2cm" svg:y2="11.55cm" draw:start-shape="id11" draw:start-glue-point="1" draw:end-shape="id13" svg:d="M44000 11650c1650 0 550-100 2200-100" svg:viewBox="0 0 2201 101">
          <text:p/>
        </draw:connector>
        <draw:custom-shape draw:style-name="gr11" draw:text-style-name="P5" xml:id="id15" draw:id="id15" draw:layer="layout" svg:width="2.6cm" svg:height="1.1cm" svg:x="53.5cm" svg:y="7.5cm">
          <text:p text:style-name="P2">Etape 7</text:p>
          <draw:enhanced-geometry svg:viewBox="0 0 21600 21600" draw:type="rectangle" draw:enhanced-path="M 0 0 L 21600 0 21600 21600 0 21600 0 0 Z N"/>
        </draw:custom-shape>
        <draw:custom-shape draw:style-name="gr13" draw:text-style-name="P5" xml:id="id14" draw:id="id14" draw:layer="layout" svg:width="5.3cm" svg:height="1.1cm" svg:x="52.5cm" svg:y="11cm">
          <text:p text:style-name="P2">Doxygen / Options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51.1cm" svg:y1="11.55cm" svg:x2="52.5cm" svg:y2="11.55cm" draw:start-shape="id13" draw:start-glue-point="1" draw:end-shape="id14" draw:end-glue-point="3" svg:d="M51100 11550h1400" svg:viewBox="0 0 1401 1">
          <text:p/>
        </draw:connector>
        <draw:connector draw:style-name="gr5" draw:text-style-name="P6" draw:layer="layout" draw:type="curve" svg:x1="57.8cm" svg:y1="11.55cm" svg:x2="53.5cm" svg:y2="8.05cm" draw:start-shape="id14" draw:start-glue-point="1" draw:end-shape="id15" draw:end-glue-point="3" svg:d="M57800 11550c751 0 501-1750-2150-1750s-2901-1750-2150-1750" svg:viewBox="0 0 5037 3501">
          <text:p/>
        </draw:connector>
        <draw:connector draw:style-name="gr5" draw:text-style-name="P6" draw:layer="layout" draw:type="curve" svg:x1="48.7cm" svg:y1="8.15cm" svg:x2="53.5cm" svg:y2="8.05cm" draw:start-shape="id12" draw:start-glue-point="1" draw:end-shape="id15" svg:d="M48700 8150c3600 0 1200-100 4800-100" svg:viewBox="0 0 4801 101">
          <text:p/>
        </draw:connector>
        <draw:custom-shape draw:style-name="gr14" draw:text-style-name="P5" xml:id="id17" draw:id="id17" draw:layer="layout" svg:width="3.2cm" svg:height="1.1cm" svg:x="60.6cm" svg:y="7.4cm">
          <text:p text:style-name="P2">Étape 7 / 8</text:p>
          <draw:enhanced-geometry svg:viewBox="0 0 21600 21600" draw:type="rectangle" draw:enhanced-path="M 0 0 L 21600 0 21600 21600 0 21600 0 0 Z N"/>
        </draw:custom-shape>
        <draw:custom-shape draw:style-name="gr11" draw:text-style-name="P5" xml:id="id16" draw:id="id16" draw:layer="layout" svg:width="2.6cm" svg:height="1.1cm" svg:x="53.5cm" svg:y="7.5cm">
          <text:p text:style-name="P2">Étape 7</text:p>
          <draw:enhanced-geometry svg:viewBox="0 0 21600 21600" draw:type="rectangle" draw:enhanced-path="M 0 0 L 21600 0 21600 21600 0 21600 0 0 Z N"/>
        </draw:custom-shape>
        <draw:custom-shape draw:style-name="gr15" draw:text-style-name="P5" xml:id="id18" draw:id="id18" draw:layer="layout" svg:width="7.4cm" svg:height="1.1cm" svg:x="60.3cm" svg:y="11.1cm">
          <text:p text:style-name="P2">Documentation / Annexes</text:p>
          <draw:enhanced-geometry svg:viewBox="0 0 21600 21600" draw:type="rectangle" draw:enhanced-path="M 0 0 L 21600 0 21600 21600 0 21600 0 0 Z N"/>
        </draw:custom-shape>
        <draw:custom-shape draw:style-name="gr16" draw:text-style-name="P8" xml:id="id19" draw:id="id19" draw:layer="layout" svg:width="4.8cm" svg:height="1.1cm" svg:x="60.8cm" svg:y="13.9cm">
          <text:p text:style-name="P2"><text:span text:style-name="T4">M.A.J. Doxyg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56.1cm" svg:y1="8.05cm" svg:x2="60.6cm" svg:y2="7.95cm" draw:start-shape="id16" draw:start-glue-point="1" draw:end-shape="id17" draw:end-glue-point="3" svg:d="M56100 8050c3375 0 1125-100 4500-100" svg:viewBox="0 0 4501 101">
          <text:p/>
        </draw:connector>
        <draw:connector draw:style-name="gr5" draw:text-style-name="P6" draw:layer="layout" draw:type="curve" svg:x1="56.1cm" svg:y1="8.05cm" svg:x2="60.3cm" svg:y2="11.65cm" draw:start-shape="id16" draw:start-glue-point="1" draw:end-shape="id18" draw:end-glue-point="3" svg:d="M56100 8050c3150 0 1050 3600 4200 3600" svg:viewBox="0 0 4201 3601">
          <text:p/>
        </draw:connector>
        <draw:connector draw:style-name="gr6" draw:text-style-name="P6" draw:layer="layout" draw:type="curve" svg:x1="64cm" svg:y1="12.2cm" svg:x2="63.2cm" svg:y2="13.9cm" draw:start-shape="id18" draw:start-glue-point="2" draw:end-shape="id19" draw:end-glue-point="0" svg:d="M64000 12200c0 1275-800 425-800 1700" svg:viewBox="0 0 801 1701">
          <text:p/>
        </draw:connector>
        <draw:measure draw:style-name="gr17" draw:text-style-name="P1" draw:layer="layout" svg:x1="78.6cm" svg:y1="15.6cm" svg:x2="27.4cm" svg:y2="15.6cm">
          <text:p text:style-name="P1"><text:span text:style-name="T1">Prise en compte des fichiers <text:s/>Little / Big endian</text:span></text:p>
        </draw:measure>
        <draw:custom-shape draw:style-name="gr18" draw:text-style-name="P5" xml:id="id20" draw:id="id20" draw:layer="layout" svg:width="3.7cm" svg:height="1.1cm" svg:x="69.4cm" svg:y="7.4cm">
          <text:p text:style-name="P2">Fin Étape 8</text:p>
          <draw:enhanced-geometry svg:viewBox="0 0 21600 21600" draw:type="rectangle" draw:enhanced-path="M 0 0 L 21600 0 21600 21600 0 21600 0 0 Z N"/>
        </draw:custom-shape>
        <draw:custom-shape draw:style-name="gr19" draw:text-style-name="P5" xml:id="id21" draw:id="id21" draw:layer="layout" svg:width="4.1cm" svg:height="1.1cm" svg:x="69.4cm" svg:y="11.1cm">
          <text:p text:style-name="P2">Soutenance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63.8cm" svg:y1="7.95cm" svg:x2="69.4cm" svg:y2="7.95cm" draw:start-shape="id17" draw:start-glue-point="1" draw:end-shape="id20" svg:d="M63800 7950h5600" svg:viewBox="0 0 5601 1">
          <text:p/>
        </draw:connector>
        <draw:connector draw:style-name="gr5" draw:text-style-name="P6" draw:layer="layout" draw:type="curve" svg:x1="67.7cm" svg:y1="11.65cm" svg:x2="69.4cm" svg:y2="11.65cm" draw:start-shape="id18" draw:start-glue-point="1" draw:end-shape="id21" draw:end-glue-point="3" svg:d="M67700 11650h1700" svg:viewBox="0 0 1701 1">
          <text:p/>
        </draw:connector>
        <draw:custom-shape draw:style-name="gr20" draw:text-style-name="P5" xml:id="id22" draw:id="id22" draw:layer="layout" svg:width="2.5cm" svg:height="1.1cm" svg:x="76cm" svg:y="7.4cm">
          <text:p text:style-name="P2">Étape 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23" draw:id="id23" draw:layer="layout" svg:width="3.1cm" svg:height="1.1cm" svg:x="75.5cm" svg:y="11.2cm">
          <text:p text:style-name="P2">Annexes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73.1cm" svg:y1="7.95cm" svg:x2="76cm" svg:y2="7.95cm" draw:start-shape="id20" draw:start-glue-point="1" draw:end-shape="id22" draw:end-glue-point="3" svg:d="M73100 7950h2900" svg:viewBox="0 0 2901 1">
          <text:p/>
        </draw:connector>
        <draw:connector draw:style-name="gr5" draw:text-style-name="P6" draw:layer="layout" draw:type="curve" svg:x1="73.5cm" svg:y1="11.65cm" svg:x2="75.5cm" svg:y2="11.75cm" draw:start-shape="id21" draw:start-glue-point="1" draw:end-shape="id23" svg:d="M73500 11650c1500 0 500 100 2000 100" svg:viewBox="0 0 2001 101">
          <text:p/>
        </draw:connector>
        <draw:custom-shape draw:style-name="gr22" draw:text-style-name="P4" xml:id="id24" draw:id="id24" draw:layer="layout" svg:width="6.8cm" svg:height="1.8cm" svg:x="82cm" svg:y="8.8cm">
          <text:p text:style-name="P2">Maintenance du code</text:p>
          <text:p text:style-name="P2">Préparation soutenan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curve" svg:x1="78.5cm" svg:y1="7.95cm" svg:x2="82cm" svg:y2="9.7cm" draw:start-shape="id22" draw:start-glue-point="1" draw:end-shape="id24" draw:end-glue-point="3" svg:d="M78500 7950c2625 0 875 1750 3500 1750" svg:viewBox="0 0 3501 1751">
          <text:p/>
        </draw:connector>
        <draw:connector draw:style-name="gr6" draw:text-style-name="P6" draw:layer="layout" draw:type="curve" svg:x1="78.6cm" svg:y1="11.75cm" svg:x2="82cm" svg:y2="9.7cm" draw:start-shape="id23" draw:start-glue-point="1" draw:end-shape="id24" svg:d="M78600 11750c2550 0 850-2050 3400-2050" svg:viewBox="0 0 3401 2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15:20:32.737000000</meta:creation-date>
    <dc:date>2016-01-15T10:50:45.739000000</dc:date>
    <meta:editing-duration>PT39M21S</meta:editing-duration>
    <meta:editing-cycles>6</meta:editing-cycles>
    <meta:generator>LibreOffice/5.0.0.5$Windows_X86_64 LibreOffice_project/1b1a90865e348b492231e1c451437d7a15bb262b</meta:generator>
    <meta:document-statistic meta:object-count="51"/>
  </office:meta>
</office:document-meta>
</file>